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,000</text:p>
          </table:table-cell>
          <table:table-cell table:style-name="ce1"/>
          <table:table-cell table:style-name="ce1" office:value-type="float" office:value="1000000">
            <text:p>1,000,000</text:p>
          </table:table-cell>
        </table:table-row>
        <table:table-row table:style-name="ro1">
          <table:table-cell office:value-type="float" office:value="4285878">
            <text:p>4285878</text:p>
          </table:table-cell>
          <table:table-cell office:value-type="float" office:value="4372341">
            <text:p>4372341</text:p>
          </table:table-cell>
          <table:table-cell office:value-type="float" office:value="4442473">
            <text:p>4442473</text:p>
          </table:table-cell>
          <table:table-cell/>
          <table:table-cell office:value-type="float" office:value="50008858">
            <text:p>50008858</text:p>
          </table:table-cell>
        </table:table-row>
        <table:table-row table:style-name="ro1">
          <table:table-cell office:value-type="float" office:value="538199">
            <text:p>538199</text:p>
          </table:table-cell>
          <table:table-cell office:value-type="float" office:value="564623">
            <text:p>564623</text:p>
          </table:table-cell>
          <table:table-cell office:value-type="float" office:value="1010084">
            <text:p>1010084</text:p>
          </table:table-cell>
          <table:table-cell/>
          <table:table-cell office:value-type="float" office:value="19487653">
            <text:p>19487653</text:p>
          </table:table-cell>
        </table:table-row>
        <table:table-row table:style-name="ro1">
          <table:table-cell office:value-type="float" office:value="653650">
            <text:p>653650</text:p>
          </table:table-cell>
          <table:table-cell office:value-type="float" office:value="556203">
            <text:p>556203</text:p>
          </table:table-cell>
          <table:table-cell office:value-type="float" office:value="840409">
            <text:p>840409</text:p>
          </table:table-cell>
          <table:table-cell/>
          <table:table-cell office:value-type="float" office:value="22713010">
            <text:p>22713010</text:p>
          </table:table-cell>
        </table:table-row>
        <table:table-row table:style-name="ro1">
          <table:table-cell office:value-type="float" office:value="539395">
            <text:p>539395</text:p>
          </table:table-cell>
          <table:table-cell office:value-type="float" office:value="553879">
            <text:p>553879</text:p>
          </table:table-cell>
          <table:table-cell office:value-type="float" office:value="771154">
            <text:p>771154</text:p>
          </table:table-cell>
          <table:table-cell/>
          <table:table-cell office:value-type="float" office:value="18556110">
            <text:p>18556110</text:p>
          </table:table-cell>
        </table:table-row>
        <table:table-row table:style-name="ro1">
          <table:table-cell office:value-type="float" office:value="784228">
            <text:p>784228</text:p>
          </table:table-cell>
          <table:table-cell office:value-type="float" office:value="550703">
            <text:p>550703</text:p>
          </table:table-cell>
          <table:table-cell office:value-type="float" office:value="748510">
            <text:p>748510</text:p>
          </table:table-cell>
          <table:table-cell/>
          <table:table-cell office:value-type="float" office:value="19299053">
            <text:p>19299053</text:p>
          </table:table-cell>
        </table:table-row>
        <table:table-row table:style-name="ro1">
          <table:table-cell office:value-type="float" office:value="533755">
            <text:p>533755</text:p>
          </table:table-cell>
          <table:table-cell office:value-type="float" office:value="552537">
            <text:p>552537</text:p>
          </table:table-cell>
          <table:table-cell office:value-type="float" office:value="757413">
            <text:p>757413</text:p>
          </table:table-cell>
          <table:table-cell/>
          <table:table-cell office:value-type="float" office:value="18898550">
            <text:p>18898550</text:p>
          </table:table-cell>
        </table:table-row>
        <table:table-row table:style-name="ro1">
          <table:table-cell office:value-type="float" office:value="536391">
            <text:p>536391</text:p>
          </table:table-cell>
          <table:table-cell office:value-type="float" office:value="223958">
            <text:p>223958</text:p>
          </table:table-cell>
          <table:table-cell office:value-type="float" office:value="754522">
            <text:p>754522</text:p>
          </table:table-cell>
          <table:table-cell/>
          <table:table-cell office:value-type="float" office:value="17287518">
            <text:p>17287518</text:p>
          </table:table-cell>
        </table:table-row>
        <table:table-row table:style-name="ro1">
          <table:table-cell office:value-type="float" office:value="540338">
            <text:p>540338</text:p>
          </table:table-cell>
          <table:table-cell office:value-type="float" office:value="563015">
            <text:p>563015</text:p>
          </table:table-cell>
          <table:table-cell office:value-type="float" office:value="780692">
            <text:p>780692</text:p>
          </table:table-cell>
          <table:table-cell/>
          <table:table-cell office:value-type="float" office:value="23043299">
            <text:p>23043299</text:p>
          </table:table-cell>
        </table:table-row>
        <table:table-row table:style-name="ro1">
          <table:table-cell office:value-type="float" office:value="899400">
            <text:p>899400</text:p>
          </table:table-cell>
          <table:table-cell office:value-type="float" office:value="521410">
            <text:p>521410</text:p>
          </table:table-cell>
          <table:table-cell office:value-type="float" office:value="693194">
            <text:p>693194</text:p>
          </table:table-cell>
          <table:table-cell/>
          <table:table-cell office:value-type="float" office:value="21093182">
            <text:p>21093182</text:p>
          </table:table-cell>
        </table:table-row>
        <table:table-row table:style-name="ro1">
          <table:table-cell office:value-type="float" office:value="554493">
            <text:p>554493</text:p>
          </table:table-cell>
          <table:table-cell office:value-type="float" office:value="565206">
            <text:p>565206</text:p>
          </table:table-cell>
          <table:table-cell office:value-type="float" office:value="704372">
            <text:p>704372</text:p>
          </table:table-cell>
          <table:table-cell/>
          <table:table-cell office:value-type="float" office:value="24580815">
            <text:p>24580815</text:p>
          </table:table-cell>
        </table:table-row>
        <table:table-row table:style-name="ro1">
          <table:table-cell office:value-type="float" office:value="536999">
            <text:p>536999</text:p>
          </table:table-cell>
          <table:table-cell office:value-type="float" office:value="562921">
            <text:p>562921</text:p>
          </table:table-cell>
          <table:table-cell office:value-type="float" office:value="479777">
            <text:p>479777</text:p>
          </table:table-cell>
          <table:table-cell/>
          <table:table-cell office:value-type="float" office:value="16041550">
            <text:p>16041550</text:p>
          </table:table-cell>
        </table:table-row>
        <table:table-row table:style-name="ro1">
          <table:table-cell office:value-type="float" office:value="428135">
            <text:p>428135</text:p>
          </table:table-cell>
          <table:table-cell office:value-type="float" office:value="562481">
            <text:p>562481</text:p>
          </table:table-cell>
          <table:table-cell office:value-type="float" office:value="486066">
            <text:p>486066</text:p>
          </table:table-cell>
          <table:table-cell/>
          <table:table-cell office:value-type="float" office:value="19722945">
            <text:p>19722945</text:p>
          </table:table-cell>
        </table:table-row>
        <table:table-row table:style-name="ro1">
          <table:table-cell office:value-type="float" office:value="377225">
            <text:p>377225</text:p>
          </table:table-cell>
          <table:table-cell office:value-type="float" office:value="607978">
            <text:p>607978</text:p>
          </table:table-cell>
          <table:table-cell office:value-type="float" office:value="557171">
            <text:p>557171</text:p>
          </table:table-cell>
          <table:table-cell/>
          <table:table-cell office:value-type="float" office:value="16623678">
            <text:p>16623678</text:p>
          </table:table-cell>
        </table:table-row>
        <table:table-row table:style-name="ro1">
          <table:table-cell office:value-type="float" office:value="436133">
            <text:p>436133</text:p>
          </table:table-cell>
          <table:table-cell office:value-type="float" office:value="559958">
            <text:p>559958</text:p>
          </table:table-cell>
          <table:table-cell office:value-type="float" office:value="278791">
            <text:p>278791</text:p>
          </table:table-cell>
          <table:table-cell/>
          <table:table-cell office:value-type="float" office:value="15993564">
            <text:p>15993564</text:p>
          </table:table-cell>
        </table:table-row>
        <table:table-row table:style-name="ro1">
          <table:table-cell office:value-type="float" office:value="596598">
            <text:p>596598</text:p>
          </table:table-cell>
          <table:table-cell office:value-type="float" office:value="553861">
            <text:p>553861</text:p>
          </table:table-cell>
          <table:table-cell office:value-type="float" office:value="483886">
            <text:p>483886</text:p>
          </table:table-cell>
          <table:table-cell/>
          <table:table-cell office:value-type="float" office:value="12024478">
            <text:p>12024478</text:p>
          </table:table-cell>
        </table:table-row>
        <table:table-row table:style-name="ro1">
          <table:table-cell office:value-type="float" office:value="546628">
            <text:p>546628</text:p>
          </table:table-cell>
          <table:table-cell office:value-type="float" office:value="623357">
            <text:p>623357</text:p>
          </table:table-cell>
          <table:table-cell office:value-type="float" office:value="480901">
            <text:p>480901</text:p>
          </table:table-cell>
          <table:table-cell/>
          <table:table-cell office:value-type="float" office:value="17144275">
            <text:p>17144275</text:p>
          </table:table-cell>
        </table:table-row>
        <table:table-row table:style-name="ro1">
          <table:table-cell office:value-type="float" office:value="550470">
            <text:p>550470</text:p>
          </table:table-cell>
          <table:table-cell office:value-type="float" office:value="611988">
            <text:p>611988</text:p>
          </table:table-cell>
          <table:table-cell office:value-type="float" office:value="599348">
            <text:p>599348</text:p>
          </table:table-cell>
          <table:table-cell/>
          <table:table-cell office:value-type="float" office:value="15420374">
            <text:p>15420374</text:p>
          </table:table-cell>
        </table:table-row>
        <table:table-row table:style-name="ro1">
          <table:table-cell office:value-type="float" office:value="532759">
            <text:p>532759</text:p>
          </table:table-cell>
          <table:table-cell office:value-type="float" office:value="569914">
            <text:p>569914</text:p>
          </table:table-cell>
          <table:table-cell office:value-type="float" office:value="487912">
            <text:p>487912</text:p>
          </table:table-cell>
          <table:table-cell/>
          <table:table-cell office:value-type="float" office:value="21974103">
            <text:p>21974103</text:p>
          </table:table-cell>
        </table:table-row>
        <table:table-row table:style-name="ro1">
          <table:table-cell office:value-type="float" office:value="533688">
            <text:p>533688</text:p>
          </table:table-cell>
          <table:table-cell office:value-type="float" office:value="558846">
            <text:p>558846</text:p>
          </table:table-cell>
          <table:table-cell office:value-type="float" office:value="480604">
            <text:p>480604</text:p>
          </table:table-cell>
          <table:table-cell/>
          <table:table-cell office:value-type="float" office:value="22011953">
            <text:p>22011953</text:p>
          </table:table-cell>
        </table:table-row>
        <table:table-row table:style-name="ro1">
          <table:table-cell office:value-type="float" office:value="653823">
            <text:p>653823</text:p>
          </table:table-cell>
          <table:table-cell office:value-type="float" office:value="553406">
            <text:p>553406</text:p>
          </table:table-cell>
          <table:table-cell office:value-type="float" office:value="475370">
            <text:p>475370</text:p>
          </table:table-cell>
          <table:table-cell/>
          <table:table-cell office:value-type="float" office:value="16032117">
            <text:p>16032117</text:p>
          </table:table-cell>
        </table:table-row>
        <table:table-row table:style-name="ro1">
          <table:table-cell office:value-type="float" office:value="547993">
            <text:p>547993</text:p>
          </table:table-cell>
          <table:table-cell office:value-type="float" office:value="559785">
            <text:p>559785</text:p>
          </table:table-cell>
          <table:table-cell office:value-type="float" office:value="474543">
            <text:p>474543</text:p>
          </table:table-cell>
          <table:table-cell/>
          <table:table-cell office:value-type="float" office:value="12503654">
            <text:p>12503654</text:p>
          </table:table-cell>
        </table:table-row>
        <table:table-row table:style-name="ro1">
          <table:table-cell office:value-type="float" office:value="548286">
            <text:p>548286</text:p>
          </table:table-cell>
          <table:table-cell office:value-type="float" office:value="736534">
            <text:p>736534</text:p>
          </table:table-cell>
          <table:table-cell office:value-type="float" office:value="542122">
            <text:p>542122</text:p>
          </table:table-cell>
          <table:table-cell/>
          <table:table-cell office:value-type="float" office:value="16740548">
            <text:p>16740548</text:p>
          </table:table-cell>
        </table:table-row>
        <table:table-row table:style-name="ro1">
          <table:table-cell office:value-type="float" office:value="711845">
            <text:p>711845</text:p>
          </table:table-cell>
          <table:table-cell office:value-type="float" office:value="553895">
            <text:p>553895</text:p>
          </table:table-cell>
          <table:table-cell office:value-type="float" office:value="1685951">
            <text:p>1685951</text:p>
          </table:table-cell>
          <table:table-cell/>
          <table:table-cell office:value-type="float" office:value="12042963">
            <text:p>12042963</text:p>
          </table:table-cell>
        </table:table-row>
        <table:table-row table:style-name="ro1">
          <table:table-cell office:value-type="float" office:value="703961">
            <text:p>703961</text:p>
          </table:table-cell>
          <table:table-cell office:value-type="float" office:value="576594">
            <text:p>576594</text:p>
          </table:table-cell>
          <table:table-cell office:value-type="float" office:value="483866">
            <text:p>483866</text:p>
          </table:table-cell>
          <table:table-cell/>
          <table:table-cell office:value-type="float" office:value="20534014">
            <text:p>20534014</text:p>
          </table:table-cell>
        </table:table-row>
        <table:table-row table:style-name="ro1">
          <table:table-cell office:value-type="float" office:value="734694">
            <text:p>734694</text:p>
          </table:table-cell>
          <table:table-cell office:value-type="float" office:value="549594">
            <text:p>549594</text:p>
          </table:table-cell>
          <table:table-cell office:value-type="float" office:value="492618">
            <text:p>492618</text:p>
          </table:table-cell>
          <table:table-cell/>
          <table:table-cell office:value-type="float" office:value="16499375">
            <text:p>16499375</text:p>
          </table:table-cell>
        </table:table-row>
        <table:table-row table:style-name="ro1">
          <table:table-cell office:value-type="float" office:value="654071">
            <text:p>654071</text:p>
          </table:table-cell>
          <table:table-cell office:value-type="float" office:value="591429">
            <text:p>591429</text:p>
          </table:table-cell>
          <table:table-cell office:value-type="float" office:value="484198">
            <text:p>484198</text:p>
          </table:table-cell>
          <table:table-cell/>
          <table:table-cell office:value-type="float" office:value="18721523">
            <text:p>18721523</text:p>
          </table:table-cell>
        </table:table-row>
        <table:table-row table:style-name="ro1">
          <table:table-cell office:value-type="float" office:value="647766">
            <text:p>647766</text:p>
          </table:table-cell>
          <table:table-cell office:value-type="float" office:value="523541">
            <text:p>523541</text:p>
          </table:table-cell>
          <table:table-cell office:value-type="float" office:value="698849">
            <text:p>698849</text:p>
          </table:table-cell>
          <table:table-cell/>
          <table:table-cell office:value-type="float" office:value="13092240">
            <text:p>13092240</text:p>
          </table:table-cell>
        </table:table-row>
        <table:table-row table:style-name="ro1">
          <table:table-cell office:value-type="float" office:value="565455">
            <text:p>565455</text:p>
          </table:table-cell>
          <table:table-cell office:value-type="float" office:value="222979">
            <text:p>222979</text:p>
          </table:table-cell>
          <table:table-cell office:value-type="float" office:value="482025">
            <text:p>482025</text:p>
          </table:table-cell>
          <table:table-cell/>
          <table:table-cell office:value-type="float" office:value="17331532">
            <text:p>17331532</text:p>
          </table:table-cell>
        </table:table-row>
        <table:table-row table:style-name="ro1">
          <table:table-cell office:value-type="float" office:value="542564">
            <text:p>542564</text:p>
          </table:table-cell>
          <table:table-cell office:value-type="float" office:value="507808">
            <text:p>507808</text:p>
          </table:table-cell>
          <table:table-cell office:value-type="float" office:value="480762">
            <text:p>480762</text:p>
          </table:table-cell>
          <table:table-cell/>
          <table:table-cell office:value-type="float" office:value="12117842">
            <text:p>12117842</text:p>
          </table:table-cell>
        </table:table-row>
        <table:table-row table:style-name="ro1">
          <table:table-cell office:value-type="float" office:value="536192">
            <text:p>536192</text:p>
          </table:table-cell>
          <table:table-cell office:value-type="float" office:value="509526">
            <text:p>509526</text:p>
          </table:table-cell>
          <table:table-cell office:value-type="float" office:value="482558">
            <text:p>482558</text:p>
          </table:table-cell>
          <table:table-cell/>
          <table:table-cell office:value-type="float" office:value="12626382">
            <text:p>12626382</text:p>
          </table:table-cell>
        </table:table-row>
        <table:table-row table:style-name="ro1">
          <table:table-cell office:value-type="float" office:value="541775">
            <text:p>541775</text:p>
          </table:table-cell>
          <table:table-cell office:value-type="float" office:value="208628">
            <text:p>208628</text:p>
          </table:table-cell>
          <table:table-cell office:value-type="float" office:value="473833">
            <text:p>473833</text:p>
          </table:table-cell>
          <table:table-cell/>
          <table:table-cell office:value-type="float" office:value="12981439">
            <text:p>12981439</text:p>
          </table:table-cell>
        </table:table-row>
        <table:table-row table:style-name="ro1">
          <table:table-cell office:value-type="float" office:value="553196">
            <text:p>553196</text:p>
          </table:table-cell>
          <table:table-cell office:value-type="float" office:value="512805">
            <text:p>512805</text:p>
          </table:table-cell>
          <table:table-cell office:value-type="float" office:value="616576">
            <text:p>616576</text:p>
          </table:table-cell>
          <table:table-cell/>
          <table:table-cell office:value-type="float" office:value="18206350">
            <text:p>18206350</text:p>
          </table:table-cell>
        </table:table-row>
        <table:table-row table:style-name="ro1">
          <table:table-cell office:value-type="float" office:value="542409">
            <text:p>542409</text:p>
          </table:table-cell>
          <table:table-cell office:value-type="float" office:value="211461">
            <text:p>211461</text:p>
          </table:table-cell>
          <table:table-cell office:value-type="float" office:value="544010">
            <text:p>544010</text:p>
          </table:table-cell>
          <table:table-cell/>
          <table:table-cell office:value-type="float" office:value="17619685">
            <text:p>17619685</text:p>
          </table:table-cell>
        </table:table-row>
        <table:table-row table:style-name="ro1">
          <table:table-cell office:value-type="float" office:value="376188">
            <text:p>376188</text:p>
          </table:table-cell>
          <table:table-cell office:value-type="float" office:value="344944">
            <text:p>344944</text:p>
          </table:table-cell>
          <table:table-cell office:value-type="float" office:value="486765">
            <text:p>486765</text:p>
          </table:table-cell>
          <table:table-cell/>
          <table:table-cell office:value-type="float" office:value="20089282">
            <text:p>20089282</text:p>
          </table:table-cell>
        </table:table-row>
        <table:table-row table:style-name="ro1">
          <table:table-cell office:value-type="float" office:value="509312">
            <text:p>509312</text:p>
          </table:table-cell>
          <table:table-cell office:value-type="float" office:value="513714">
            <text:p>513714</text:p>
          </table:table-cell>
          <table:table-cell office:value-type="float" office:value="480938">
            <text:p>480938</text:p>
          </table:table-cell>
          <table:table-cell/>
          <table:table-cell office:value-type="float" office:value="18751632">
            <text:p>18751632</text:p>
          </table:table-cell>
        </table:table-row>
        <table:table-row table:style-name="ro1">
          <table:table-cell office:value-type="float" office:value="538819">
            <text:p>538819</text:p>
          </table:table-cell>
          <table:table-cell office:value-type="float" office:value="570507">
            <text:p>570507</text:p>
          </table:table-cell>
          <table:table-cell office:value-type="float" office:value="719969">
            <text:p>719969</text:p>
          </table:table-cell>
          <table:table-cell/>
          <table:table-cell office:value-type="float" office:value="26386913">
            <text:p>26386913</text:p>
          </table:table-cell>
        </table:table-row>
        <table:table-row table:style-name="ro1">
          <table:table-cell office:value-type="float" office:value="540614">
            <text:p>540614</text:p>
          </table:table-cell>
          <table:table-cell office:value-type="float" office:value="512008">
            <text:p>512008</text:p>
          </table:table-cell>
          <table:table-cell office:value-type="float" office:value="490116">
            <text:p>490116</text:p>
          </table:table-cell>
          <table:table-cell/>
          <table:table-cell office:value-type="float" office:value="17705037">
            <text:p>17705037</text:p>
          </table:table-cell>
        </table:table-row>
        <table:table-row table:style-name="ro1">
          <table:table-cell office:value-type="float" office:value="632958">
            <text:p>632958</text:p>
          </table:table-cell>
          <table:table-cell office:value-type="float" office:value="560335">
            <text:p>560335</text:p>
          </table:table-cell>
          <table:table-cell office:value-type="float" office:value="533465">
            <text:p>533465</text:p>
          </table:table-cell>
          <table:table-cell/>
          <table:table-cell office:value-type="float" office:value="17857149">
            <text:p>17857149</text:p>
          </table:table-cell>
        </table:table-row>
        <table:table-row table:style-name="ro1">
          <table:table-cell office:value-type="float" office:value="511143">
            <text:p>511143</text:p>
          </table:table-cell>
          <table:table-cell office:value-type="float" office:value="523857">
            <text:p>523857</text:p>
          </table:table-cell>
          <table:table-cell office:value-type="float" office:value="493119">
            <text:p>493119</text:p>
          </table:table-cell>
          <table:table-cell/>
          <table:table-cell office:value-type="float" office:value="13823378">
            <text:p>13823378</text:p>
          </table:table-cell>
        </table:table-row>
        <table:table-row table:style-name="ro1">
          <table:table-cell office:value-type="float" office:value="509583">
            <text:p>509583</text:p>
          </table:table-cell>
          <table:table-cell office:value-type="float" office:value="188317">
            <text:p>188317</text:p>
          </table:table-cell>
          <table:table-cell office:value-type="float" office:value="568679">
            <text:p>568679</text:p>
          </table:table-cell>
          <table:table-cell/>
          <table:table-cell office:value-type="float" office:value="17159138">
            <text:p>17159138</text:p>
          </table:table-cell>
        </table:table-row>
        <table:table-row table:style-name="ro1">
          <table:table-cell office:value-type="float" office:value="527696">
            <text:p>527696</text:p>
          </table:table-cell>
          <table:table-cell office:value-type="float" office:value="518774">
            <text:p>518774</text:p>
          </table:table-cell>
          <table:table-cell office:value-type="float" office:value="487085">
            <text:p>487085</text:p>
          </table:table-cell>
          <table:table-cell/>
          <table:table-cell office:value-type="float" office:value="16869816">
            <text:p>16869816</text:p>
          </table:table-cell>
        </table:table-row>
        <table:table-row table:style-name="ro1">
          <table:table-cell office:value-type="float" office:value="494594">
            <text:p>494594</text:p>
          </table:table-cell>
          <table:table-cell office:value-type="float" office:value="210802">
            <text:p>210802</text:p>
          </table:table-cell>
          <table:table-cell office:value-type="float" office:value="479780">
            <text:p>479780</text:p>
          </table:table-cell>
          <table:table-cell/>
          <table:table-cell office:value-type="float" office:value="16358789">
            <text:p>16358789</text:p>
          </table:table-cell>
        </table:table-row>
        <table:table-row table:style-name="ro1">
          <table:table-cell office:value-type="float" office:value="662308">
            <text:p>662308</text:p>
          </table:table-cell>
          <table:table-cell office:value-type="float" office:value="618774">
            <text:p>618774</text:p>
          </table:table-cell>
          <table:table-cell office:value-type="float" office:value="484682">
            <text:p>484682</text:p>
          </table:table-cell>
          <table:table-cell/>
          <table:table-cell office:value-type="float" office:value="18353638">
            <text:p>18353638</text:p>
          </table:table-cell>
        </table:table-row>
        <table:table-row table:style-name="ro1">
          <table:table-cell office:value-type="float" office:value="504899">
            <text:p>504899</text:p>
          </table:table-cell>
          <table:table-cell office:value-type="float" office:value="519752">
            <text:p>519752</text:p>
          </table:table-cell>
          <table:table-cell office:value-type="float" office:value="562431">
            <text:p>562431</text:p>
          </table:table-cell>
          <table:table-cell/>
          <table:table-cell office:value-type="float" office:value="17590013">
            <text:p>17590013</text:p>
          </table:table-cell>
        </table:table-row>
        <table:table-row table:style-name="ro1">
          <table:table-cell office:value-type="float" office:value="678318">
            <text:p>678318</text:p>
          </table:table-cell>
          <table:table-cell office:value-type="float" office:value="209474">
            <text:p>209474</text:p>
          </table:table-cell>
          <table:table-cell office:value-type="float" office:value="481280">
            <text:p>481280</text:p>
          </table:table-cell>
          <table:table-cell/>
          <table:table-cell office:value-type="float" office:value="12847093">
            <text:p>12847093</text:p>
          </table:table-cell>
        </table:table-row>
        <table:table-row table:style-name="ro1">
          <table:table-cell office:value-type="float" office:value="558026">
            <text:p>558026</text:p>
          </table:table-cell>
          <table:table-cell office:value-type="float" office:value="265856">
            <text:p>265856</text:p>
          </table:table-cell>
          <table:table-cell office:value-type="float" office:value="491435">
            <text:p>491435</text:p>
          </table:table-cell>
          <table:table-cell/>
          <table:table-cell office:value-type="float" office:value="19001167">
            <text:p>19001167</text:p>
          </table:table-cell>
        </table:table-row>
        <table:table-row table:style-name="ro1">
          <table:table-cell office:value-type="float" office:value="495857">
            <text:p>495857</text:p>
          </table:table-cell>
          <table:table-cell office:value-type="float" office:value="507594">
            <text:p>507594</text:p>
          </table:table-cell>
          <table:table-cell office:value-type="float" office:value="477957">
            <text:p>477957</text:p>
          </table:table-cell>
          <table:table-cell/>
          <table:table-cell office:value-type="float" office:value="19816064">
            <text:p>19816064</text:p>
          </table:table-cell>
        </table:table-row>
        <table:table-row table:style-name="ro1">
          <table:table-cell office:value-type="float" office:value="497948">
            <text:p>497948</text:p>
          </table:table-cell>
          <table:table-cell office:value-type="float" office:value="216290">
            <text:p>216290</text:p>
          </table:table-cell>
          <table:table-cell office:value-type="float" office:value="481596">
            <text:p>481596</text:p>
          </table:table-cell>
          <table:table-cell/>
          <table:table-cell office:value-type="float" office:value="16755284">
            <text:p>16755284</text:p>
          </table:table-cell>
        </table:table-row>
        <table:table-row table:style-name="ro1">
          <table:table-cell office:value-type="float" office:value="179370">
            <text:p>179370</text:p>
          </table:table-cell>
          <table:table-cell office:value-type="float" office:value="560319">
            <text:p>560319</text:p>
          </table:table-cell>
          <table:table-cell office:value-type="float" office:value="481100">
            <text:p>481100</text:p>
          </table:table-cell>
          <table:table-cell/>
          <table:table-cell office:value-type="float" office:value="17128157">
            <text:p>17128157</text:p>
          </table:table-cell>
        </table:table-row>
        <table:table-row table:style-name="ro1">
          <table:table-cell office:value-type="float" office:value="510474">
            <text:p>510474</text:p>
          </table:table-cell>
          <table:table-cell office:value-type="float" office:value="469658">
            <text:p>469658</text:p>
          </table:table-cell>
          <table:table-cell office:value-type="float" office:value="498901">
            <text:p>498901</text:p>
          </table:table-cell>
          <table:table-cell/>
          <table:table-cell office:value-type="float" office:value="17666669">
            <text:p>17666669</text:p>
          </table:table-cell>
        </table:table-row>
        <table:table-row table:style-name="ro1">
          <table:table-cell office:value-type="float" office:value="496606">
            <text:p>496606</text:p>
          </table:table-cell>
          <table:table-cell office:value-type="float" office:value="471741">
            <text:p>471741</text:p>
          </table:table-cell>
          <table:table-cell office:value-type="float" office:value="611961">
            <text:p>611961</text:p>
          </table:table-cell>
          <table:table-cell/>
          <table:table-cell office:value-type="float" office:value="12311989">
            <text:p>12311989</text:p>
          </table:table-cell>
        </table:table-row>
        <table:table-row table:style-name="ro1">
          <table:table-cell office:value-type="float" office:value="198823">
            <text:p>198823</text:p>
          </table:table-cell>
          <table:table-cell office:value-type="float" office:value="469722">
            <text:p>469722</text:p>
          </table:table-cell>
          <table:table-cell office:value-type="float" office:value="499186">
            <text:p>499186</text:p>
          </table:table-cell>
          <table:table-cell/>
          <table:table-cell office:value-type="float" office:value="17051176">
            <text:p>17051176</text:p>
          </table:table-cell>
        </table:table-row>
        <table:table-row table:style-name="ro1">
          <table:table-cell office:value-type="float" office:value="392575">
            <text:p>392575</text:p>
          </table:table-cell>
          <table:table-cell office:value-type="float" office:value="525304">
            <text:p>525304</text:p>
          </table:table-cell>
          <table:table-cell office:value-type="float" office:value="479100">
            <text:p>479100</text:p>
          </table:table-cell>
          <table:table-cell/>
          <table:table-cell office:value-type="float" office:value="13267534">
            <text:p>13267534</text:p>
          </table:table-cell>
        </table:table-row>
        <table:table-row table:style-name="ro1">
          <table:table-cell office:value-type="float" office:value="495579">
            <text:p>495579</text:p>
          </table:table-cell>
          <table:table-cell office:value-type="float" office:value="524587">
            <text:p>524587</text:p>
          </table:table-cell>
          <table:table-cell office:value-type="float" office:value="497348">
            <text:p>497348</text:p>
          </table:table-cell>
          <table:table-cell/>
          <table:table-cell office:value-type="float" office:value="17766027">
            <text:p>17766027</text:p>
          </table:table-cell>
        </table:table-row>
        <table:table-row table:style-name="ro1">
          <table:table-cell office:value-type="float" office:value="177450">
            <text:p>177450</text:p>
          </table:table-cell>
          <table:table-cell office:value-type="float" office:value="469857">
            <text:p>469857</text:p>
          </table:table-cell>
          <table:table-cell office:value-type="float" office:value="542857">
            <text:p>542857</text:p>
          </table:table-cell>
          <table:table-cell/>
          <table:table-cell office:value-type="float" office:value="12954909">
            <text:p>12954909</text:p>
          </table:table-cell>
        </table:table-row>
        <table:table-row table:style-name="ro1">
          <table:table-cell office:value-type="float" office:value="544752">
            <text:p>544752</text:p>
          </table:table-cell>
          <table:table-cell office:value-type="float" office:value="465722">
            <text:p>465722</text:p>
          </table:table-cell>
          <table:table-cell office:value-type="float" office:value="536465">
            <text:p>536465</text:p>
          </table:table-cell>
          <table:table-cell/>
          <table:table-cell office:value-type="float" office:value="20183029">
            <text:p>20183029</text:p>
          </table:table-cell>
        </table:table-row>
        <table:table-row table:style-name="ro1">
          <table:table-cell office:value-type="float" office:value="492237">
            <text:p>492237</text:p>
          </table:table-cell>
          <table:table-cell office:value-type="float" office:value="469394">
            <text:p>469394</text:p>
          </table:table-cell>
          <table:table-cell office:value-type="float" office:value="386829">
            <text:p>386829</text:p>
          </table:table-cell>
          <table:table-cell/>
          <table:table-cell office:value-type="float" office:value="12684218">
            <text:p>12684218</text:p>
          </table:table-cell>
        </table:table-row>
        <table:table-row table:style-name="ro1">
          <table:table-cell office:value-type="float" office:value="179938">
            <text:p>179938</text:p>
          </table:table-cell>
          <table:table-cell office:value-type="float" office:value="472541">
            <text:p>472541</text:p>
          </table:table-cell>
          <table:table-cell office:value-type="float" office:value="195247">
            <text:p>195247</text:p>
          </table:table-cell>
          <table:table-cell/>
          <table:table-cell office:value-type="float" office:value="19785444">
            <text:p>19785444</text:p>
          </table:table-cell>
        </table:table-row>
        <table:table-row table:style-name="ro1">
          <table:table-cell office:value-type="float" office:value="495068">
            <text:p>495068</text:p>
          </table:table-cell>
          <table:table-cell office:value-type="float" office:value="469534">
            <text:p>469534</text:p>
          </table:table-cell>
          <table:table-cell office:value-type="float" office:value="530405">
            <text:p>530405</text:p>
          </table:table-cell>
          <table:table-cell/>
          <table:table-cell office:value-type="float" office:value="12774528">
            <text:p>12774528</text:p>
          </table:table-cell>
        </table:table-row>
        <table:table-row table:style-name="ro1">
          <table:table-cell office:value-type="float" office:value="495538">
            <text:p>495538</text:p>
          </table:table-cell>
          <table:table-cell office:value-type="float" office:value="599744">
            <text:p>599744</text:p>
          </table:table-cell>
          <table:table-cell office:value-type="float" office:value="481803">
            <text:p>481803</text:p>
          </table:table-cell>
          <table:table-cell/>
          <table:table-cell office:value-type="float" office:value="17538926">
            <text:p>17538926</text:p>
          </table:table-cell>
        </table:table-row>
        <table:table-row table:style-name="ro1">
          <table:table-cell office:value-type="float" office:value="516827">
            <text:p>516827</text:p>
          </table:table-cell>
          <table:table-cell office:value-type="float" office:value="475933">
            <text:p>475933</text:p>
          </table:table-cell>
          <table:table-cell office:value-type="float" office:value="242580">
            <text:p>242580</text:p>
          </table:table-cell>
          <table:table-cell/>
          <table:table-cell office:value-type="float" office:value="13895281">
            <text:p>13895281</text:p>
          </table:table-cell>
        </table:table-row>
        <table:table-row table:style-name="ro1">
          <table:table-cell office:value-type="float" office:value="657413">
            <text:p>657413</text:p>
          </table:table-cell>
          <table:table-cell office:value-type="float" office:value="477613">
            <text:p>477613</text:p>
          </table:table-cell>
          <table:table-cell office:value-type="float" office:value="484476">
            <text:p>484476</text:p>
          </table:table-cell>
          <table:table-cell/>
          <table:table-cell office:value-type="float" office:value="18892615">
            <text:p>18892615</text:p>
          </table:table-cell>
        </table:table-row>
        <table:table-row table:style-name="ro1">
          <table:table-cell office:value-type="float" office:value="508568">
            <text:p>508568</text:p>
          </table:table-cell>
          <table:table-cell office:value-type="float" office:value="550466">
            <text:p>550466</text:p>
          </table:table-cell>
          <table:table-cell office:value-type="float" office:value="474690">
            <text:p>474690</text:p>
          </table:table-cell>
          <table:table-cell/>
          <table:table-cell office:value-type="float" office:value="12061926">
            <text:p>12061926</text:p>
          </table:table-cell>
        </table:table-row>
        <table:table-row table:style-name="ro1">
          <table:table-cell office:value-type="float" office:value="494602">
            <text:p>494602</text:p>
          </table:table-cell>
          <table:table-cell office:value-type="float" office:value="490230">
            <text:p>490230</text:p>
          </table:table-cell>
          <table:table-cell office:value-type="float" office:value="510987">
            <text:p>510987</text:p>
          </table:table-cell>
          <table:table-cell/>
          <table:table-cell office:value-type="float" office:value="18433069">
            <text:p>18433069</text:p>
          </table:table-cell>
        </table:table-row>
        <table:table-row table:style-name="ro1">
          <table:table-cell office:value-type="float" office:value="505053">
            <text:p>505053</text:p>
          </table:table-cell>
          <table:table-cell office:value-type="float" office:value="520812">
            <text:p>520812</text:p>
          </table:table-cell>
          <table:table-cell office:value-type="float" office:value="488927">
            <text:p>488927</text:p>
          </table:table-cell>
          <table:table-cell/>
          <table:table-cell office:value-type="float" office:value="17005424">
            <text:p>17005424</text:p>
          </table:table-cell>
        </table:table-row>
        <table:table-row table:style-name="ro1">
          <table:table-cell office:value-type="float" office:value="543936">
            <text:p>543936</text:p>
          </table:table-cell>
          <table:table-cell office:value-type="float" office:value="213660">
            <text:p>213660</text:p>
          </table:table-cell>
          <table:table-cell office:value-type="float" office:value="525299">
            <text:p>525299</text:p>
          </table:table-cell>
          <table:table-cell/>
          <table:table-cell office:value-type="float" office:value="20724580">
            <text:p>20724580</text:p>
          </table:table-cell>
        </table:table-row>
        <table:table-row table:style-name="ro1">
          <table:table-cell office:value-type="float" office:value="494655">
            <text:p>494655</text:p>
          </table:table-cell>
          <table:table-cell office:value-type="float" office:value="178958">
            <text:p>178958</text:p>
          </table:table-cell>
          <table:table-cell office:value-type="float" office:value="487543">
            <text:p>487543</text:p>
          </table:table-cell>
          <table:table-cell/>
          <table:table-cell office:value-type="float" office:value="16509754">
            <text:p>16509754</text:p>
          </table:table-cell>
        </table:table-row>
        <table:table-row table:style-name="ro1">
          <table:table-cell office:value-type="float" office:value="543346">
            <text:p>543346</text:p>
          </table:table-cell>
          <table:table-cell office:value-type="float" office:value="517026">
            <text:p>517026</text:p>
          </table:table-cell>
          <table:table-cell office:value-type="float" office:value="248168">
            <text:p>248168</text:p>
          </table:table-cell>
          <table:table-cell/>
          <table:table-cell office:value-type="float" office:value="14062705">
            <text:p>14062705</text:p>
          </table:table-cell>
        </table:table-row>
        <table:table-row table:style-name="ro1">
          <table:table-cell office:value-type="float" office:value="493718">
            <text:p>493718</text:p>
          </table:table-cell>
          <table:table-cell office:value-type="float" office:value="168689">
            <text:p>168689</text:p>
          </table:table-cell>
          <table:table-cell office:value-type="float" office:value="438765">
            <text:p>438765</text:p>
          </table:table-cell>
          <table:table-cell/>
          <table:table-cell office:value-type="float" office:value="15216508">
            <text:p>15216508</text:p>
          </table:table-cell>
        </table:table-row>
        <table:table-row table:style-name="ro1">
          <table:table-cell office:value-type="float" office:value="347507">
            <text:p>347507</text:p>
          </table:table-cell>
          <table:table-cell office:value-type="float" office:value="465124">
            <text:p>465124</text:p>
          </table:table-cell>
          <table:table-cell office:value-type="float" office:value="173999">
            <text:p>173999</text:p>
          </table:table-cell>
          <table:table-cell/>
          <table:table-cell office:value-type="float" office:value="15919352">
            <text:p>15919352</text:p>
          </table:table-cell>
        </table:table-row>
        <table:table-row table:style-name="ro1">
          <table:table-cell office:value-type="float" office:value="489188">
            <text:p>489188</text:p>
          </table:table-cell>
          <table:table-cell office:value-type="float" office:value="504376">
            <text:p>504376</text:p>
          </table:table-cell>
          <table:table-cell office:value-type="float" office:value="312098">
            <text:p>312098</text:p>
          </table:table-cell>
          <table:table-cell/>
          <table:table-cell office:value-type="float" office:value="12331963">
            <text:p>12331963</text:p>
          </table:table-cell>
        </table:table-row>
        <table:table-row table:style-name="ro1">
          <table:table-cell office:value-type="float" office:value="493873">
            <text:p>493873</text:p>
          </table:table-cell>
          <table:table-cell office:value-type="float" office:value="526917">
            <text:p>526917</text:p>
          </table:table-cell>
          <table:table-cell office:value-type="float" office:value="267926">
            <text:p>267926</text:p>
          </table:table-cell>
          <table:table-cell/>
          <table:table-cell office:value-type="float" office:value="17116955">
            <text:p>17116955</text:p>
          </table:table-cell>
        </table:table-row>
        <table:table-row table:style-name="ro1">
          <table:table-cell office:value-type="float" office:value="178307">
            <text:p>178307</text:p>
          </table:table-cell>
          <table:table-cell office:value-type="float" office:value="545146">
            <text:p>545146</text:p>
          </table:table-cell>
          <table:table-cell office:value-type="float" office:value="271668">
            <text:p>271668</text:p>
          </table:table-cell>
          <table:table-cell/>
          <table:table-cell office:value-type="float" office:value="15965124">
            <text:p>15965124</text:p>
          </table:table-cell>
        </table:table-row>
        <table:table-row table:style-name="ro1">
          <table:table-cell office:value-type="float" office:value="544229">
            <text:p>544229</text:p>
          </table:table-cell>
          <table:table-cell office:value-type="float" office:value="176389">
            <text:p>176389</text:p>
          </table:table-cell>
          <table:table-cell office:value-type="float" office:value="472809">
            <text:p>472809</text:p>
          </table:table-cell>
          <table:table-cell/>
          <table:table-cell office:value-type="float" office:value="17852861">
            <text:p>17852861</text:p>
          </table:table-cell>
        </table:table-row>
        <table:table-row table:style-name="ro1">
          <table:table-cell office:value-type="float" office:value="501343">
            <text:p>501343</text:p>
          </table:table-cell>
          <table:table-cell office:value-type="float" office:value="222025">
            <text:p>222025</text:p>
          </table:table-cell>
          <table:table-cell office:value-type="float" office:value="488389">
            <text:p>488389</text:p>
          </table:table-cell>
          <table:table-cell/>
          <table:table-cell office:value-type="float" office:value="19272896">
            <text:p>19272896</text:p>
          </table:table-cell>
        </table:table-row>
        <table:table-row table:style-name="ro1">
          <table:table-cell office:value-type="float" office:value="176727">
            <text:p>176727</text:p>
          </table:table-cell>
          <table:table-cell office:value-type="float" office:value="180176">
            <text:p>180176</text:p>
          </table:table-cell>
          <table:table-cell office:value-type="float" office:value="307614">
            <text:p>307614</text:p>
          </table:table-cell>
          <table:table-cell/>
          <table:table-cell office:value-type="float" office:value="16205449">
            <text:p>16205449</text:p>
          </table:table-cell>
        </table:table-row>
        <table:table-row table:style-name="ro1">
          <table:table-cell office:value-type="float" office:value="489346">
            <text:p>489346</text:p>
          </table:table-cell>
          <table:table-cell office:value-type="float" office:value="391316">
            <text:p>391316</text:p>
          </table:table-cell>
          <table:table-cell office:value-type="float" office:value="486254">
            <text:p>486254</text:p>
          </table:table-cell>
          <table:table-cell/>
          <table:table-cell office:value-type="float" office:value="13506761">
            <text:p>13506761</text:p>
          </table:table-cell>
        </table:table-row>
        <table:table-row table:style-name="ro1">
          <table:table-cell office:value-type="float" office:value="265622">
            <text:p>265622</text:p>
          </table:table-cell>
          <table:table-cell office:value-type="float" office:value="168769">
            <text:p>168769</text:p>
          </table:table-cell>
          <table:table-cell office:value-type="float" office:value="203446">
            <text:p>203446</text:p>
          </table:table-cell>
          <table:table-cell/>
          <table:table-cell office:value-type="float" office:value="17959597">
            <text:p>17959597</text:p>
          </table:table-cell>
        </table:table-row>
        <table:table-row table:style-name="ro1">
          <table:table-cell office:value-type="float" office:value="563819">
            <text:p>563819</text:p>
          </table:table-cell>
          <table:table-cell office:value-type="float" office:value="466015">
            <text:p>466015</text:p>
          </table:table-cell>
          <table:table-cell office:value-type="float" office:value="197882">
            <text:p>197882</text:p>
          </table:table-cell>
          <table:table-cell/>
          <table:table-cell office:value-type="float" office:value="12163096">
            <text:p>12163096</text:p>
          </table:table-cell>
        </table:table-row>
        <table:table-row table:style-name="ro1">
          <table:table-cell office:value-type="float" office:value="491888">
            <text:p>491888</text:p>
          </table:table-cell>
          <table:table-cell office:value-type="float" office:value="225334">
            <text:p>225334</text:p>
          </table:table-cell>
          <table:table-cell office:value-type="float" office:value="299135">
            <text:p>299135</text:p>
          </table:table-cell>
          <table:table-cell/>
          <table:table-cell office:value-type="float" office:value="19084527">
            <text:p>19084527</text:p>
          </table:table-cell>
        </table:table-row>
        <table:table-row table:style-name="ro1">
          <table:table-cell office:value-type="float" office:value="225814">
            <text:p>225814</text:p>
          </table:table-cell>
          <table:table-cell office:value-type="float" office:value="476094">
            <text:p>476094</text:p>
          </table:table-cell>
          <table:table-cell office:value-type="float" office:value="536137">
            <text:p>536137</text:p>
          </table:table-cell>
          <table:table-cell/>
          <table:table-cell office:value-type="float" office:value="15986549">
            <text:p>15986549</text:p>
          </table:table-cell>
        </table:table-row>
        <table:table-row table:style-name="ro1">
          <table:table-cell office:value-type="float" office:value="522324">
            <text:p>522324</text:p>
          </table:table-cell>
          <table:table-cell office:value-type="float" office:value="498485">
            <text:p>498485</text:p>
          </table:table-cell>
          <table:table-cell office:value-type="float" office:value="514295">
            <text:p>514295</text:p>
          </table:table-cell>
          <table:table-cell/>
          <table:table-cell office:value-type="float" office:value="13945271">
            <text:p>13945271</text:p>
          </table:table-cell>
        </table:table-row>
        <table:table-row table:style-name="ro1">
          <table:table-cell office:value-type="float" office:value="514323">
            <text:p>514323</text:p>
          </table:table-cell>
          <table:table-cell office:value-type="float" office:value="480902">
            <text:p>480902</text:p>
          </table:table-cell>
          <table:table-cell office:value-type="float" office:value="201919">
            <text:p>201919</text:p>
          </table:table-cell>
          <table:table-cell/>
          <table:table-cell office:value-type="float" office:value="13579641">
            <text:p>13579641</text:p>
          </table:table-cell>
        </table:table-row>
        <table:table-row table:style-name="ro1">
          <table:table-cell office:value-type="float" office:value="499177">
            <text:p>499177</text:p>
          </table:table-cell>
          <table:table-cell office:value-type="float" office:value="462568">
            <text:p>462568</text:p>
          </table:table-cell>
          <table:table-cell office:value-type="float" office:value="488240">
            <text:p>488240</text:p>
          </table:table-cell>
          <table:table-cell/>
          <table:table-cell office:value-type="float" office:value="19219690">
            <text:p>19219690</text:p>
          </table:table-cell>
        </table:table-row>
        <table:table-row table:style-name="ro1">
          <table:table-cell office:value-type="float" office:value="562048">
            <text:p>562048</text:p>
          </table:table-cell>
          <table:table-cell office:value-type="float" office:value="454097">
            <text:p>454097</text:p>
          </table:table-cell>
          <table:table-cell office:value-type="float" office:value="490664">
            <text:p>490664</text:p>
          </table:table-cell>
          <table:table-cell/>
          <table:table-cell office:value-type="float" office:value="11891407">
            <text:p>11891407</text:p>
          </table:table-cell>
        </table:table-row>
        <table:table-row table:style-name="ro1">
          <table:table-cell office:value-type="float" office:value="480733">
            <text:p>480733</text:p>
          </table:table-cell>
          <table:table-cell office:value-type="float" office:value="464147">
            <text:p>464147</text:p>
          </table:table-cell>
          <table:table-cell office:value-type="float" office:value="240891">
            <text:p>240891</text:p>
          </table:table-cell>
          <table:table-cell/>
          <table:table-cell office:value-type="float" office:value="17215735">
            <text:p>17215735</text:p>
          </table:table-cell>
        </table:table-row>
        <table:table-row table:style-name="ro1">
          <table:table-cell office:value-type="float" office:value="477963">
            <text:p>477963</text:p>
          </table:table-cell>
          <table:table-cell office:value-type="float" office:value="414116">
            <text:p>414116</text:p>
          </table:table-cell>
          <table:table-cell office:value-type="float" office:value="264414">
            <text:p>264414</text:p>
          </table:table-cell>
          <table:table-cell/>
          <table:table-cell office:value-type="float" office:value="12704536">
            <text:p>12704536</text:p>
          </table:table-cell>
        </table:table-row>
        <table:table-row table:style-name="ro1">
          <table:table-cell office:value-type="float" office:value="482804">
            <text:p>482804</text:p>
          </table:table-cell>
          <table:table-cell office:value-type="float" office:value="199441">
            <text:p>199441</text:p>
          </table:table-cell>
          <table:table-cell office:value-type="float" office:value="486660">
            <text:p>486660</text:p>
          </table:table-cell>
          <table:table-cell/>
          <table:table-cell office:value-type="float" office:value="16239392">
            <text:p>16239392</text:p>
          </table:table-cell>
        </table:table-row>
        <table:table-row table:style-name="ro1">
          <table:table-cell office:value-type="float" office:value="548790">
            <text:p>548790</text:p>
          </table:table-cell>
          <table:table-cell office:value-type="float" office:value="207017">
            <text:p>207017</text:p>
          </table:table-cell>
          <table:table-cell office:value-type="float" office:value="200022">
            <text:p>200022</text:p>
          </table:table-cell>
          <table:table-cell/>
          <table:table-cell office:value-type="float" office:value="12518766">
            <text:p>12518766</text:p>
          </table:table-cell>
        </table:table-row>
        <table:table-row table:style-name="ro1">
          <table:table-cell office:value-type="float" office:value="271643">
            <text:p>271643</text:p>
          </table:table-cell>
          <table:table-cell office:value-type="float" office:value="471887">
            <text:p>471887</text:p>
          </table:table-cell>
          <table:table-cell office:value-type="float" office:value="487562">
            <text:p>487562</text:p>
          </table:table-cell>
          <table:table-cell/>
          <table:table-cell office:value-type="float" office:value="14992301">
            <text:p>14992301</text:p>
          </table:table-cell>
        </table:table-row>
        <table:table-row table:style-name="ro1">
          <table:table-cell office:value-type="float" office:value="282808">
            <text:p>282808</text:p>
          </table:table-cell>
          <table:table-cell office:value-type="float" office:value="469049">
            <text:p>469049</text:p>
          </table:table-cell>
          <table:table-cell office:value-type="float" office:value="508525">
            <text:p>508525</text:p>
          </table:table-cell>
          <table:table-cell/>
          <table:table-cell office:value-type="float" office:value="18970617">
            <text:p>18970617</text:p>
          </table:table-cell>
        </table:table-row>
        <table:table-row table:style-name="ro1">
          <table:table-cell office:value-type="float" office:value="468171">
            <text:p>468171</text:p>
          </table:table-cell>
          <table:table-cell office:value-type="float" office:value="470816">
            <text:p>470816</text:p>
          </table:table-cell>
          <table:table-cell office:value-type="float" office:value="199533">
            <text:p>199533</text:p>
          </table:table-cell>
          <table:table-cell/>
          <table:table-cell office:value-type="float" office:value="13016464">
            <text:p>13016464</text:p>
          </table:table-cell>
        </table:table-row>
        <table:table-row table:style-name="ro1">
          <table:table-cell office:value-type="float" office:value="478328">
            <text:p>478328</text:p>
          </table:table-cell>
          <table:table-cell office:value-type="float" office:value="466128">
            <text:p>466128</text:p>
          </table:table-cell>
          <table:table-cell office:value-type="float" office:value="486224">
            <text:p>486224</text:p>
          </table:table-cell>
          <table:table-cell/>
          <table:table-cell office:value-type="float" office:value="14761132">
            <text:p>14761132</text:p>
          </table:table-cell>
        </table:table-row>
        <table:table-row table:style-name="ro1">
          <table:table-cell office:value-type="float" office:value="210777">
            <text:p>210777</text:p>
          </table:table-cell>
          <table:table-cell office:value-type="float" office:value="254487">
            <text:p>254487</text:p>
          </table:table-cell>
          <table:table-cell office:value-type="float" office:value="534386">
            <text:p>534386</text:p>
          </table:table-cell>
          <table:table-cell/>
          <table:table-cell office:value-type="float" office:value="15201104">
            <text:p>15201104</text:p>
          </table:table-cell>
        </table:table-row>
        <table:table-row table:style-name="ro1">
          <table:table-cell office:value-type="float" office:value="483214">
            <text:p>483214</text:p>
          </table:table-cell>
          <table:table-cell office:value-type="float" office:value="459699">
            <text:p>459699</text:p>
          </table:table-cell>
          <table:table-cell office:value-type="float" office:value="496871">
            <text:p>496871</text:p>
          </table:table-cell>
          <table:table-cell/>
          <table:table-cell office:value-type="float" office:value="12237270">
            <text:p>12237270</text:p>
          </table:table-cell>
        </table:table-row>
        <table:table-row table:style-name="ro1">
          <table:table-cell office:value-type="float" office:value="235459">
            <text:p>235459</text:p>
          </table:table-cell>
          <table:table-cell office:value-type="float" office:value="190618">
            <text:p>190618</text:p>
          </table:table-cell>
          <table:table-cell office:value-type="float" office:value="477577">
            <text:p>477577</text:p>
          </table:table-cell>
          <table:table-cell/>
          <table:table-cell office:value-type="float" office:value="17604547">
            <text:p>17604547</text:p>
          </table:table-cell>
        </table:table-row>
        <table:table-row table:style-name="ro1">
          <table:table-cell office:value-type="float" office:value="479650">
            <text:p>479650</text:p>
          </table:table-cell>
          <table:table-cell office:value-type="float" office:value="192846">
            <text:p>192846</text:p>
          </table:table-cell>
          <table:table-cell office:value-type="float" office:value="486987">
            <text:p>486987</text:p>
          </table:table-cell>
          <table:table-cell/>
          <table:table-cell office:value-type="float" office:value="13322244">
            <text:p>13322244</text:p>
          </table:table-cell>
        </table:table-row>
        <table:table-row table:style-name="ro1">
          <table:table-cell office:value-type="float" office:value="477704">
            <text:p>477704</text:p>
          </table:table-cell>
          <table:table-cell office:value-type="float" office:value="210811">
            <text:p>210811</text:p>
          </table:table-cell>
          <table:table-cell office:value-type="float" office:value="545773">
            <text:p>545773</text:p>
          </table:table-cell>
          <table:table-cell/>
          <table:table-cell office:value-type="float" office:value="16777025">
            <text:p>16777025</text:p>
          </table:table-cell>
        </table:table-row>
        <table:table-row table:style-name="ro1">
          <table:table-cell office:value-type="float" office:value="198654">
            <text:p>198654</text:p>
          </table:table-cell>
          <table:table-cell office:value-type="float" office:value="189347">
            <text:p>189347</text:p>
          </table:table-cell>
          <table:table-cell office:value-type="float" office:value="549483">
            <text:p>549483</text:p>
          </table:table-cell>
          <table:table-cell/>
          <table:table-cell office:value-type="float" office:value="13049831">
            <text:p>13049831</text:p>
          </table:table-cell>
        </table:table-row>
        <table:table-row table:style-name="ro1">
          <table:table-cell office:value-type="float" office:value="481925">
            <text:p>481925</text:p>
          </table:table-cell>
          <table:table-cell office:value-type="float" office:value="254150">
            <text:p>254150</text:p>
          </table:table-cell>
          <table:table-cell office:value-type="float" office:value="548551">
            <text:p>548551</text:p>
          </table:table-cell>
          <table:table-cell/>
          <table:table-cell office:value-type="float" office:value="19408192">
            <text:p>19408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AVERAGE([.A2:.A101])" office:value-type="float" office:value="532673.41">
            <text:p>532673.41</text:p>
          </table:table-cell>
          <table:table-cell table:formula="of:=AVERAGE([.B2:.B101])" office:value-type="float" office:value="480539.64">
            <text:p>480539.64</text:p>
          </table:table-cell>
          <table:table-cell table:formula="of:=AVERAGE([.C2:.C101])" office:value-type="float" office:value="538424.28">
            <text:p>538424.28</text:p>
          </table:table-cell>
          <table:table-cell/>
          <table:table-cell table:formula="of:=AVERAGE([.E2:.E101])" office:value-type="float" office:value="16962737.88">
            <text:p>16962737.88</text:p>
          </table:table-cell>
        </table:table-row>
        <table:table-row table:style-name="ro1">
          <table:table-cell table:style-name="ce2" table:formula="of:=AVERAGE([.A2:.A101])/1000000" office:value-type="float" office:value="0.53267341">
            <text:p>0.53</text:p>
          </table:table-cell>
          <table:table-cell table:style-name="ce2" table:formula="of:=AVERAGE([.B2:.B101])/1000000" office:value-type="float" office:value="0.48053964">
            <text:p>0.48</text:p>
          </table:table-cell>
          <table:table-cell table:style-name="ce2" table:formula="of:=AVERAGE([.C2:.C101])/1000000" office:value-type="float" office:value="0.53842428">
            <text:p>0.54</text:p>
          </table:table-cell>
          <table:table-cell table:style-name="ce2"/>
          <table:table-cell table:style-name="ce2" table:formula="of:=AVERAGE([.E2:.E101])/1000000" office:value-type="float" office:value="16.96273788">
            <text:p>16.96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idiu Serban</meta:initial-creator>
    <meta:creation-date>2013-02-12T08:44:22</meta:creation-date>
    <dc:date>2013-02-12T09:00:15</dc:date>
    <dc:creator>Ovidiu Serban</dc:creator>
    <meta:editing-duration>PT43S</meta:editing-duration>
    <meta:editing-cycles>1</meta:editing-cycles>
    <meta:document-statistic meta:table-count="3" meta:cell-count="412" meta:object-count="0"/>
    <meta:generator>LibreOffice/3.5$Linux_X86_64 LibreOffice_project/350m1$Build-2</meta:generator>
  </office:meta>
</office:document-meta>
</file>